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2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3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7" table:default-cell-style-name="ce10"/>
        <table:table-column table:style-name="co5" table:number-columns-repeated="2" table:default-cell-style-name="ce10"/>
        <table:table-column table:style-name="co3" table:number-columns-repeated="4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3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SON-CRC32-Hasher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2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6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19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8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9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6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6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5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3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3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JSON-CRC32-Hasher</text:p>
          </table:table-cell>
          <table:table-cell table:style-name="ce6"/>
          <table:table-cell table:number-columns-repeated="8"/>
          <table:table-cell table:style-name="ce5" office:value-type="string">
            <text:p>0.2.2</text:p>
          </table:table-cell>
          <table:table-cell table:number-columns-repeated="11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3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10"/>
          <table:table-cell table:style-name="ce15" office:value-type="string">
            <text:p>-</text:p>
          </table:table-cell>
          <table:table-cell table:number-columns-repeated="10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1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2"/>
          <table:table-cell table:style-name="ce5" office:value-type="string">
            <text:p>1.3.0</text:p>
          </table:table-cell>
          <table:table-cell table:number-columns-repeated="8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3"/>
          <table:table-cell table:style-name="ce5" office:value-type="string">
            <text:p>0.6.8</text:p>
          </table:table-cell>
          <table:table-cell table:number-columns-repeated="7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4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9"/>
          <table:table-cell table:style-name="ce5" office:value-type="string">
            <text:p>0.14.2</text:p>
          </table:table-cell>
          <table:table-cell office:value-type="string">
            <text:p>0.15.0</text:p>
          </table:table-cell>
          <table:table-cell table:number-columns-repeated="3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3"/>
          <table:table-cell table:style-name="ce5" office:value-type="string">
            <text:p>0.15.1</text:p>
          </table:table-cell>
          <table:table-cell table:style-name="ce18"/>
          <table:table-cell table:number-columns-repeated="2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6"/>
          <table:table-cell office:value-type="string">
            <text:p>1.3.0</text:p>
          </table:table-cell>
          <table:table-cell table:number-columns-repeated="3"/>
          <table:table-cell table:style-name="ce18"/>
          <table:table-cell table:style-name="ce5" office:value-type="string">
            <text:p>0.0.3</text:p>
          </table:table-cell>
          <table:table-cell table:number-columns-repeated="2"/>
          <table:table-cell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5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9"/>
          <table:table-cell table:style-name="ce5" office:value-type="string">
            <text:p>1.0.1</text:p>
          </table:table-cell>
          <table:table-cell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20"/>
          <table:table-cell table:style-name="ce5" office:value-type="string">
            <text:p>0.2.2</text:p>
          </table:table-cell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20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1">21/02/2023</text:date>, <text:time>01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9M41S</meta:editing-duration>
    <meta:editing-cycles>43</meta:editing-cycles>
    <meta:generator>OpenOffice/4.1.13$Win32 OpenOffice.org_project/4113m1$Build-9810</meta:generator>
    <dc:date>2023-02-21T01:12:32.02</dc:date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